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5.986cm" fo:margin-left="0.016cm" fo:margin-right="-0.002cm" style:page-number="0" table:align="margins" style:writing-mode="lr-tb"/>
    </style:style>
    <style:style style:name="Tabelle1.A" style:family="table-column">
      <style:table-column-properties style:column-width="2.699cm" style:rel-column-width="11063*"/>
    </style:style>
    <style:style style:name="Tabelle1.B" style:family="table-column">
      <style:table-column-properties style:column-width="13.287cm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4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5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9196264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9196274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91720512">
          <text:deletion>
            <office:change-info>
              <dc:creator>Christoph Herbst</dc:creator>
              <dc:date>2010-06-25T17:18:00</dc:date>
            </office:change-info>
            <text:list xml:id="list1264387206" text:style-name="WW8Num2">
              <text:list-header>
                <text:p text:style-name="P2">5</text:p>
              </text:list-header>
            </text:list>
          </text:deletion>
        </text:changed-region>
        <text:changed-region text:id="ct19171933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91719464">
          <text:deletion>
            <office:change-info>
              <dc:creator>Christoph Herbst</dc:creator>
              <dc:date>2010-06-25T17:19:00</dc:date>
            </office:change-info>
            <text:list xml:id="list1599879536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9172758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91552760">
          <text:deletion>
            <office:change-info>
              <dc:creator>Christoph Herbst</dc:creator>
              <dc:date>2010-06-25T17:19:00</dc:date>
            </office:change-info>
            <text:list xml:id="list279983745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9189977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91899872">
          <text:deletion>
            <office:change-info>
              <dc:creator>Christoph Herbst</dc:creator>
              <dc:date>2010-06-25T17:20:00</dc:date>
            </office:change-info>
            <text:list xml:id="list1778095689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91718376">
          <text:deletion>
            <office:change-info>
              <dc:creator>Christoph Herbst</dc:creator>
              <dc:date>2010-06-25T17:20:00</dc:date>
            </office:change-info>
            <text:list xml:id="list1794204569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9155364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91971912">
          <text:deletion>
            <office:change-info>
              <dc:creator>Christoph Herbst</dc:creator>
              <dc:date>2010-06-25T17:21:00</dc:date>
            </office:change-info>
            <text:list xml:id="list1385860561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759193066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29416381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836212598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725570348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606347781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91937024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5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Zeit</text:p>
          </table:table-cell>
          <table:table-cell table:style-name="Tabelle1.B2" office:value-type="string">
            <text:list xml:id="list1693415404" text:continue-list="list1794204569" text:style-name="WW8Num2">
              <text:list-header>
                <text:p text:style-name="P31"><text:change text:change-id="ct191720512"/><text:change-start text:change-id="ct191719336"/>{zeit}<text:change-end text:change-id="ct191719336"/><text:change text:change-id="ct191719464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Ziel</text:p>
          </table:table-cell>
          <table:table-cell table:style-name="Tabelle1.B2" office:value-type="string">
            <text:list xml:id="list107378247" text:continue-numbering="true" text:style-name="WW8Num2">
              <text:list-header>
                <text:p text:style-name="P31"><text:change-start text:change-id="ct191727584"/>{ziel} <text:change-end text:change-id="ct191727584"/><text:change text:change-id="ct19155276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Methode</text:p>
          </table:table-cell>
          <table:table-cell table:style-name="Tabelle1.B2" office:value-type="string">
            <text:list xml:id="list1425130752" text:continue-numbering="true" text:style-name="WW8Num2">
              <text:list-header>
                <text:p text:style-name="P31"><text:change-start text:change-id="ct191899776"/>{methode} <text:change-end text:change-id="ct191899776"/><text:change text:change-id="ct19189987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Material</text:p>
          </table:table-cell>
          <table:table-cell table:style-name="Tabelle1.B2" office:value-type="string">
            <text:list xml:id="list1787027796" text:continue-numbering="true" text:style-name="WW8Num2">
              <text:list-header>
                <text:p text:style-name="P31"><text:change text:change-id="ct191718376"/><text:change-start text:change-id="ct191553640"/>{material}<text:change-end text:change-id="ct191553640"/></text:p>
              </text:list-header>
            </text:list>
          </table:table-cell>
        </table:table-row>
      </table:table>
      <text:p text:style-name="P21"/>
      <text:p text:style-name="P23"><draw:frame draw:style-name="fr1" draw:name="Rahmen1" text:anchor-type="char" svg:x="12.275cm" svg:y="0.527cm" svg:width="3.72cm" svg:height="3.041cm" draw:z-index="1"><draw:text-box><text:p text:style-name="P14">Tipp</text:p><text:p text:style-name="Marginalia"/><text:p text:style-name="P1"><text:change text:change-id="ct191962648"/><text:change-start text:change-id="ct191962744"/>{tip}<text:change-end text:change-id="ct191962744"/></text:p><text:p text:style-name="Marginalia"/><text:p text:style-name="Marginalia"/></draw:text-box></draw:frame>Inhalt</text:p>
      <text:p text:style-name="P22"/>
      <text:list xml:id="list171850563" text:continue-list="list606347781" text:style-name="WW8Num3">
        <text:list-header>
          <text:p text:style-name="P28"><text:change text:change-id="ct191971912"/><text:change-start text:change-id="ct191937024"/>{Inhalt}<text:change-end text:change-id="ct191937024"/></text:p>
        </text:list-header>
      </text:list>
      <text:p text:style-name="P15"><text:tab/><text:tab/></text:p>
      <text:p text:style-name="P15">{bil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0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03T13:23:32</dc:date>
    <meta:print-date>2010-06-25T11:29:08</meta:print-date>
    <meta:editing-cycles>26</meta:editing-cycles>
    <meta:printed-by>Christoph Herbst</meta:printed-by>
    <meta:generator>OpenOffice.org/3.2$Linux OpenOffice.org_project/320m12$Build-9483</meta:generator>
    <meta:editing-duration>PT07H05M20S</meta:editing-duration>
    <meta:document-statistic meta:table-count="1" meta:image-count="1" meta:object-count="0" meta:page-count="1" meta:paragraph-count="32" meta:word-count="244" meta:character-count="1618"/>
    <meta:user-defined meta:name="Info 1"/>
    <meta:user-defined meta:name="Info 2"/>
    <meta:user-defined meta:name="Info 3"/>
    <meta:user-defined meta:name="Info 4"/>
  </office:meta>
</office:document-meta>
</file>